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39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0">
      <style:table-cell-properties fo:border-bottom="0.06pt solid #000000" fo:background-color="#999999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99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ela de Preços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9" office:value-type="string" calcext:value-type="string">
            <text:p>Preço em R$</text:p>
          </table:table-cell>
          <table:table-cell table:style-name="ce12" office:value-type="string" calcext:value-type="string">
            <text:p>Preço com impostos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$B$9]*[.B3]" office:value-type="float" office:value="132.1775" calcext:value-type="float">
            <text:p>132,1775</text:p>
          </table:table-cell>
          <table:table-cell table:formula="of:=[.C3]+[.$B$10]*3" office:value-type="float" office:value="133.7075" calcext:value-type="float">
            <text:p>133,7075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$B$9]*[.B4]" office:value-type="float" office:value="408.2" calcext:value-type="float">
            <text:p>408,2</text:p>
          </table:table-cell>
          <table:table-cell table:formula="of:=[.C4]+[.$B$10]*3" office:value-type="float" office:value="409.73" calcext:value-type="float">
            <text:p>409,73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$B$9]*[.B5]" office:value-type="float" office:value="98.15" calcext:value-type="float">
            <text:p>98,15</text:p>
          </table:table-cell>
          <table:table-cell table:formula="of:=[.C5]+[.$B$10]*3" office:value-type="float" office:value="99.68" calcext:value-type="float">
            <text:p>99,68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$B$9]*[.B6]" office:value-type="float" office:value="254.2475" calcext:value-type="float">
            <text:p>254,2475</text:p>
          </table:table-cell>
          <table:table-cell table:formula="of:=[.C6]+[.$B$10]*3" office:value-type="float" office:value="255.7775" calcext:value-type="float">
            <text:p>255,777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$B$9]*[.B7]" office:value-type="float" office:value="40.4625" calcext:value-type="float">
            <text:p>40,4625</text:p>
          </table:table-cell>
          <table:table-cell table:formula="of:=[.C7]+[.$B$10]*3" office:value-type="float" office:value="41.9925" calcext:value-type="float">
            <text:p>41,992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47:01.9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14:59.294000000</dc:date>
    <meta:editing-duration>PT19M31S</meta:editing-duration>
    <meta:editing-cycles>5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